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4ab71" officeooo:paragraph-rsid="0004ab71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layout (XML) file contains view objects that are arranged in an XML hierarchy.</text:p>
      <text:p text:style-name="P1">+ It provides the UI that we interacts with on the sc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4:57:26.669650160</meta:creation-date>
    <meta:generator>LibreOffice/6.2.7.1$Linux_X86_64 LibreOffice_project/20$Build-1</meta:generator>
    <dc:date>2019-10-04T15:00:27.292846473</dc:date>
    <meta:editing-duration>PT3M3S</meta:editing-duration>
    <meta:editing-cycles>1</meta:editing-cycles>
    <meta:document-statistic meta:table-count="0" meta:image-count="0" meta:object-count="0" meta:page-count="1" meta:paragraph-count="2" meta:word-count="26" meta:character-count="137" meta:non-whitespace-character-count="113"/>
  </office:meta>
</office:document-meta>
</file>